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a166" officeooo:paragraph-rsid="0001a166"/>
    </style:style>
    <style:style style:name="P2" style:family="paragraph" style:parent-style-name="Standard">
      <style:text-properties officeooo:rsid="0001a585" officeooo:paragraph-rsid="0001a585"/>
    </style:style>
    <style:style style:name="P3" style:family="paragraph" style:parent-style-name="Standard">
      <style:text-properties officeooo:rsid="0001a585" officeooo:paragraph-rsid="00046740"/>
    </style:style>
    <style:style style:name="P4" style:family="paragraph" style:parent-style-name="Standard">
      <style:text-properties officeooo:rsid="000405d8" officeooo:paragraph-rsid="000405d8"/>
    </style:style>
    <style:style style:name="P5" style:family="paragraph" style:parent-style-name="Standard">
      <style:text-properties officeooo:rsid="00046740" officeooo:paragraph-rsid="00046740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1a166" officeooo:paragraph-rsid="0001a166" style:font-weight-asian="bold" style:font-weight-complex="bold"/>
    </style:style>
    <style:style style:name="P7" style:family="paragraph" style:parent-style-name="Standard">
      <style:text-properties officeooo:rsid="000a51c8" officeooo:paragraph-rsid="000a51c8"/>
    </style:style>
    <style:style style:name="P8" style:family="paragraph" style:parent-style-name="Standard">
      <style:text-properties officeooo:rsid="000d29f3" officeooo:paragraph-rsid="000d29f3"/>
    </style:style>
    <style:style style:name="P9" style:family="paragraph" style:parent-style-name="Standard">
      <style:text-properties fo:font-weight="bold" officeooo:rsid="000d29f3" officeooo:paragraph-rsid="000d29f3" style:font-weight-asian="bold" style:font-weight-complex="bold"/>
    </style:style>
    <style:style style:name="P10" style:family="paragraph" style:parent-style-name="Standard">
      <style:text-properties fo:font-weight="bold" officeooo:rsid="0001a585" officeooo:paragraph-rsid="000405d8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text-properties style:text-position="-33% 58%"/>
    </style:style>
    <style:style style:name="P13" style:family="paragraph"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05d8" style:font-weight-asian="bold" style:font-weight-complex="bold"/>
    </style:style>
    <style:style style:name="T3" style:family="text">
      <style:text-properties fo:font-weight="bold" officeooo:rsid="00046740" style:font-weight-asian="bold" style:font-weight-complex="bold"/>
    </style:style>
    <style:style style:name="T4" style:family="text">
      <style:text-properties officeooo:rsid="000405d8"/>
    </style:style>
    <style:style style:name="T5" style:family="text">
      <style:text-properties officeooo:rsid="00046740"/>
    </style:style>
    <style:style style:name="T6" style:family="text">
      <style:text-properties officeooo:rsid="0007e34d"/>
    </style:style>
    <style:style style:name="T7" style:family="text">
      <style:text-properties officeooo:rsid="000a51c8"/>
    </style:style>
    <style:style style:name="T8" style:family="text">
      <style:text-properties officeooo:rsid="000b5bcd"/>
    </style:style>
    <style:style style:name="T9" style:family="text">
      <style:text-properties officeooo:rsid="000d29f3"/>
    </style:style>
    <style:style style:name="T10" style:family="text">
      <style:text-properties officeooo:rsid="000fdd72"/>
    </style:style>
    <style:style style:name="T11" style:family="text">
      <style:text-properties officeooo:rsid="00168a7b"/>
    </style:style>
    <style:style style:name="T12" style:family="text">
      <style:text-properties officeooo:rsid="00169aba"/>
    </style:style>
    <style:style style:name="T13" style:family="text">
      <style:text-properties officeooo:rsid="001861d3"/>
    </style:style>
    <style:style style:name="T14" style:family="text">
      <style:text-properties officeooo:rsid="00195c34"/>
    </style:style>
    <style:style style:name="T15" style:family="text">
      <style:text-properties style:text-position="-33% 58%"/>
    </style:style>
    <style:style style:name="T16" style:family="text">
      <style:text-properties style:text-position="-33% 58%" fo:language="en" fo:country="US"/>
    </style:style>
    <style:style style:name="T17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6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3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3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9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fill-color="#cfe7f5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cccccc" draw:fill="solid" draw:fill-color="#000000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cfe7f5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1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161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of of Data</text:p>
      <text:p text:style-name="P1"/>
      <text:p text:style-name="P5">1. Personal Blockchain setup from an existing blockchain</text:p>
      <text:p text:style-name="P5"/>
      <text:p text:style-name="P5"><text:tab/>existing blockchain (secure via proof of work e.g. bitcoin or ethereum(pre mine<text:span text:style-name="T10">d</text:span>))</text:p>
      <text:p text:style-name="P5"><draw:rect text:anchor-type="paragraph" draw:z-index="30" draw:style-name="gr13" draw:text-style-name="P11" svg:width="0.776in" svg:height="0.235in" svg:x="0.3244in" svg:y="0.1256in"><text:p/></draw:rect><draw:rect text:anchor-type="paragraph" draw:z-index="31" draw:style-name="gr13" draw:text-style-name="P11" svg:width="0.776in" svg:height="0.235in" svg:x="1.1in" svg:y="0.1256in"><text:p/></draw:rect><draw:rect text:anchor-type="paragraph" draw:z-index="32" draw:style-name="gr13" draw:text-style-name="P11" svg:width="0.776in" svg:height="0.235in" svg:x="2.6516in" svg:y="0.1256in"><text:p/></draw:rect><draw:rect text:anchor-type="paragraph" draw:z-index="33" draw:style-name="gr13" draw:text-style-name="P11" svg:width="0.776in" svg:height="0.235in" svg:x="1.8756in" svg:y="0.1256in"><text:p/></draw:rect><draw:frame text:anchor-type="paragraph" draw:z-index="34" draw:style-name="gr14" svg:width="1.5051in" svg:height="0.2559in" svg:x="3.5638in" svg:y="0.1571in"><draw:text-box><text:p>Existing blockchain</text:p></draw:text-box></draw:frame></text:p>
      <text:p text:style-name="P5"/>
      <text:p text:style-name="P5"><draw:custom-shape text:anchor-type="paragraph" draw:z-index="35" draw:style-name="gr3" svg:width="0.2713in" svg:height="0.2606in" svg:x="2.0839in" svg:y="0.02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custom-shape text:anchor-type="paragraph" draw:z-index="36" draw:style-name="gr5" draw:text-style-name="P11" svg:width="0.615in" svg:height="0.2398in" svg:x="1.9752in" svg:y="0.0929in"><text:p/><draw:enhanced-geometry svg:viewBox="0 0 21600 21600" draw:type="rectangle" draw:enhanced-path="M 0 0 L 21600 0 21600 21600 0 21600 0 0 Z N"/></draw:custom-shape><draw:custom-shape text:anchor-type="paragraph" draw:z-index="37" draw:style-name="gr5" draw:text-style-name="P11" svg:width="0.615in" svg:height="0.2398in" svg:x="2.5898in" svg:y="0.0929in"><text:p/><draw:enhanced-geometry svg:viewBox="0 0 21600 21600" draw:type="rectangle" draw:enhanced-path="M 0 0 L 21600 0 21600 21600 0 21600 0 0 Z N"/></draw:custom-shape><draw:custom-shape text:anchor-type="paragraph" draw:z-index="38" draw:style-name="gr5" draw:text-style-name="P11" svg:width="0.615in" svg:height="0.2398in" svg:x="3.2043in" svg:y="0.0929in"><text:p/><draw:enhanced-geometry svg:viewBox="0 0 21600 21600" draw:type="rectangle" draw:enhanced-path="M 0 0 L 21600 0 21600 21600 0 21600 0 0 Z N"/></draw:custom-shape><draw:custom-shape text:anchor-type="paragraph" draw:z-index="39" draw:style-name="gr5" draw:text-style-name="P11" svg:width="0.615in" svg:height="0.2398in" svg:x="3.8189in" svg:y="0.0929in"><text:p/><draw:enhanced-geometry svg:viewBox="0 0 21600 21600" draw:type="rectangle" draw:enhanced-path="M 0 0 L 21600 0 21600 21600 0 21600 0 0 Z N"/></draw:custom-shape><draw:custom-shape text:anchor-type="paragraph" draw:z-index="40" draw:style-name="gr5" draw:text-style-name="P11" svg:width="0.615in" svg:height="0.2398in" svg:x="4.4335in" svg:y="0.0929in"><text:p/><draw:enhanced-geometry svg:viewBox="0 0 21600 21600" draw:type="rectangle" draw:enhanced-path="M 0 0 L 21600 0 21600 21600 0 21600 0 0 Z N"/></draw:custom-shape><draw:frame text:anchor-type="paragraph" draw:z-index="50" draw:style-name="gr14" svg:width="2.1976in" svg:height="0.2559in" svg:x="5.2047in" svg:y="0.0945in"><draw:text-box><text:p>e.g. Modus (science sidechain)</text:p></draw:text-box></draw:frame></text:p>
      <text:p text:style-name="P5"><draw:custom-shape text:anchor-type="paragraph" draw:z-index="41" draw:style-name="gr15" svg:width="0.2713in" svg:height="0.2606in" svg:x="2.7819in" svg:y="0.177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><draw:custom-shape text:anchor-type="paragraph" draw:z-index="42" draw:style-name="gr12" draw:text-style-name="P11" svg:width="0.3913in" svg:height="0.1461in" svg:x="2.7193in" svg:y="0.0528in"><text:p/><draw:enhanced-geometry svg:viewBox="0 0 21600 21600" draw:type="rectangle" draw:enhanced-path="M 0 0 L 21600 0 21600 21600 0 21600 0 0 Z N"/></draw:custom-shape><draw:custom-shape text:anchor-type="paragraph" draw:z-index="43" draw:style-name="gr12" draw:text-style-name="P11" svg:width="0.3913in" svg:height="0.1461in" svg:x="3.1102in" svg:y="0.0528in"><text:p/><draw:enhanced-geometry svg:viewBox="0 0 21600 21600" draw:type="rectangle" draw:enhanced-path="M 0 0 L 21600 0 21600 21600 0 21600 0 0 Z N"/></draw:custom-shape><draw:custom-shape text:anchor-type="paragraph" draw:z-index="44" draw:style-name="gr12" draw:text-style-name="P11" svg:width="0.3913in" svg:height="0.1461in" svg:x="3.5016in" svg:y="0.0528in"><text:p/><draw:enhanced-geometry svg:viewBox="0 0 21600 21600" draw:type="rectangle" draw:enhanced-path="M 0 0 L 21600 0 21600 21600 0 21600 0 0 Z N"/></draw:custom-shape><draw:custom-shape text:anchor-type="paragraph" draw:z-index="45" draw:style-name="gr12" draw:text-style-name="P11" svg:width="0.3913in" svg:height="0.1461in" svg:x="3.8925in" svg:y="0.0528in"><text:p/><draw:enhanced-geometry svg:viewBox="0 0 21600 21600" draw:type="rectangle" draw:enhanced-path="M 0 0 L 21600 0 21600 21600 0 21600 0 0 Z N"/></draw:custom-shape><draw:custom-shape text:anchor-type="paragraph" draw:z-index="46" draw:style-name="gr12" draw:text-style-name="P11" svg:width="0.3913in" svg:height="0.1461in" svg:x="4.2835in" svg:y="0.0528in"><text:p/><draw:enhanced-geometry svg:viewBox="0 0 21600 21600" draw:type="rectangle" draw:enhanced-path="M 0 0 L 21600 0 21600 21600 0 21600 0 0 Z N"/></draw:custom-shape><draw:custom-shape text:anchor-type="paragraph" draw:z-index="47" draw:style-name="gr12" draw:text-style-name="P11" svg:width="0.3913in" svg:height="0.1461in" svg:x="4.6744in" svg:y="0.0528in"><text:p/><draw:enhanced-geometry svg:viewBox="0 0 21600 21600" draw:type="rectangle" draw:enhanced-path="M 0 0 L 21600 0 21600 21600 0 21600 0 0 Z N"/></draw:custom-shape><draw:custom-shape text:anchor-type="paragraph" draw:z-index="48" draw:style-name="gr12" draw:text-style-name="P11" svg:width="0.3913in" svg:height="0.1461in" svg:x="5.0654in" svg:y="0.0528in"><text:p/><draw:enhanced-geometry svg:viewBox="0 0 21600 21600" draw:type="rectangle" draw:enhanced-path="M 0 0 L 21600 0 21600 21600 0 21600 0 0 Z N"/></draw:custom-shape><draw:custom-shape text:anchor-type="paragraph" draw:z-index="49" draw:style-name="gr12" draw:text-style-name="P11" svg:width="0.3913in" svg:height="0.1461in" svg:x="5.4563in" svg:y="0.0528in"><text:p/><draw:enhanced-geometry svg:viewBox="0 0 21600 21600" draw:type="rectangle" draw:enhanced-path="M 0 0 L 21600 0 21600 21600 0 21600 0 0 Z N"/></draw:custom-shape><draw:frame text:anchor-type="paragraph" draw:z-index="51" draw:style-name="gr14" svg:width="1.5051in" svg:height="0.2559in" svg:x="0.9543in" svg:y="0.0146in"><draw:text-box><text:p>Personal blockchain</text:p></draw:text-box></draw:frame></text:p>
      <text:p text:style-name="P5"><draw:custom-shape text:anchor-type="paragraph" draw:z-index="52" draw:style-name="gr3" svg:width="0.0421in" svg:height="0.2724in" svg:x="3.2874in" svg:y="0.0071in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style-name="gr3" svg:width="0.037in" svg:height="0.2724in" svg:x="4.0417in" svg:y="0.0071in"><text:p/><draw:enhanced-geometry svg:viewBox="0 0 21600 21600" draw:text-areas="?f0 0 ?f2 ?f5" draw:mirror-horizontal="tru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4" draw:style-name="gr3" svg:width="0.0421in" svg:height="0.2724in" svg:x="4.7882in" svg:y="0.0071in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1"><draw:frame text:anchor-type="paragraph" draw:z-index="55" draw:style-name="gr16" draw:text-style-name="P13" svg:width="3.8953in" svg:height="0.1925in" svg:x="1.5382in" svg:y="0.0457in"><draw:text-box><text:p><text:span text:style-name="T17">e.g. communicates with Dsensor <text:s text:c="4"/>Dprinter <text:s text:c="4"/>Dapps <text:s text:c="2"/></text:span></text:p></draw:text-box></draw:frame></text:p>
      <text:p text:style-name="P1"/>
      <text:p text:style-name="P1"/>
      <text:p text:style-name="P1"/>
      <text:p text:style-name="P2"><text:span text:style-name="T3">2</text:span><text:span text:style-name="T1">.</text:span> Firmware loader adds Dsensor library to micro-controller i.e. at electronics level</text:p>
      <text:p text:style-name="P2"/>
      <text:p text:style-name="P2"><text:span text:style-name="T3">3</text:span><text:span text:style-name="T1">.</text:span> When the sensor starts the library automatically start<text:span text:style-name="T6">s</text:span> also.</text:p>
      <text:p text:style-name="P2"/>
      <text:p text:style-name="P10"><text:span text:style-name="T4">4</text:span>. Detail going on inside electronics</text:p>
      <text:p text:style-name="P2"/>
      <text:p text:style-name="P4"><text:span text:style-name="T1">4.1</text:span> Dsensor and Personal Blockchain <text:span text:style-name="T5">sync up</text:span></text:p>
      <text:p text:style-name="P2"><draw:frame text:anchor-type="paragraph" draw:z-index="56" draw:style-name="gr6" svg:width="1.8024in" svg:height="0.365in" svg:x="4.4236in" svg:y="0.1189in"><draw:text-box><text:p>Personal blockchain</text:p></draw:text-box></draw:frame></text:p>
      <text:p text:style-name="P3"><draw:frame text:anchor-type="paragraph" draw:z-index="23" draw:style-name="gr2" svg:width="1.776in" svg:height="0.3961in" svg:x="0.8764in" svg:y="0.1591in"><draw:text-box><text:p>One electrial cycle</text:p></draw:text-box></draw:frame></text:p>
      <text:p text:style-name="P3"><draw:line text:anchor-type="paragraph" draw:z-index="19" draw:style-name="gr1" draw:text-style-name="P11" svg:x1="0.8555in" svg:y1="0.4in" svg:x2="0.8555in" svg:y2="1.5252in"><text:p/></draw:line><draw:line text:anchor-type="paragraph" draw:z-index="20" draw:style-name="gr1" draw:text-style-name="P11" svg:x1="0.8555in" svg:y1="0.4in" svg:x2="2.548in" svg:y2="0.4102in"><text:p/></draw:line><draw:line text:anchor-type="paragraph" draw:z-index="21" draw:style-name="gr1" draw:text-style-name="P11" svg:x1="2.548in" svg:y1="0.4102in" svg:x2="2.5327in" svg:y2="1.5087in"><text:p/></draw:line><draw:line text:anchor-type="paragraph" draw:z-index="22" draw:style-name="gr1" draw:text-style-name="P11" svg:x1="0.8555in" svg:y1="1.5252in" svg:x2="1.5791in" svg:y2="1.5252in"><text:p/></draw:line><draw:line text:anchor-type="paragraph" draw:z-index="24" draw:style-name="gr1" draw:text-style-name="P11" svg:x1="1.8091in" svg:y1="1.5091in" svg:x2="2.5327in" svg:y2="1.5091in"><text:p/></draw:line><draw:line text:anchor-type="paragraph" draw:z-index="25" draw:style-name="gr1" draw:text-style-name="P11" svg:x1="1.5894in" svg:y1="1.3634in" svg:x2="1.5846in" svg:y2="1.6551in"><text:p/></draw:line><draw:line text:anchor-type="paragraph" draw:z-index="26" draw:style-name="gr1" draw:text-style-name="P11" svg:x1="1.8138in" svg:y1="1.4465in" svg:x2="1.8138in" svg:y2="1.5665in"><text:p/></draw:line><draw:custom-shape text:anchor-type="paragraph" draw:z-index="27" draw:style-name="gr3" svg:width="0.313in" svg:height="0.2976in" svg:x="2.3866in" svg:y="0.707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28" draw:style-name="gr4" svg:width="0.6098in" svg:height="0.3843in" svg:x="2.7354in" svg:y="0.4209in"><draw:text-box><text:p>Dsensor library</text:p></draw:text-box></draw:frame><draw:custom-shape text:anchor-type="paragraph" draw:z-index="29" draw:style-name="gr12" draw:text-style-name="P11" svg:width="0.6567in" svg:height="2.776in" svg:x="4.7681in" svg:y="0.0827in"><text:p/><draw:enhanced-geometry svg:viewBox="0 0 21600 21600" draw:type="rectangle" draw:enhanced-path="M 0 0 L 21600 0 21600 21600 0 21600 0 0 Z N"/></draw:custom-shape></text:p>
      <text:p text:style-name="P3"><draw:frame text:anchor-type="paragraph" draw:z-index="57" draw:style-name="gr11" svg:width="0.9634in" svg:height="0.3843in" svg:x="3.6575in" svg:y="0.1083in"><draw:text-box><text:p>Times stamp/ hash sync</text:p></draw:text-box></draw:frame><draw:frame text:anchor-type="paragraph" draw:z-index="58" draw:style-name="gr11" svg:width="0.9634in" svg:height="1.9177in" svg:x="5.6209in" svg:y="0.0626in"><draw:text-box><text:p>Latest time </text:p><text:p/><text:p/><text:p>Block hash generated from proof of stake hashing (detail required on this workings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><draw:frame text:anchor-type="paragraph" draw:z-index="11" draw:style-name="gr6" svg:width="1.8024in" svg:height="0.365in" svg:x="4.8665in" svg:y="0.1016in"><draw:text-box><text:p>Personal blockchain</text:p></draw:text-box></draw:frame><text:soft-page-break/><text:span text:style-name="T2">4.2</text:span> Detail going on inside electronics – <text:span text:style-name="T4">one cycle</text:span></text:p>
      <text:p text:style-name="P2"><draw:frame text:anchor-type="paragraph" draw:z-index="4" draw:style-name="gr2" svg:width="1.776in" svg:height="0.3961in" svg:x="0.8764in" svg:y="0.1591in"><draw:text-box><text:p>One electrial cycle</text:p></draw:text-box></draw:frame></text:p>
      <text:p text:style-name="P2"><draw:frame text:anchor-type="paragraph" draw:z-index="18" draw:style-name="gr11" svg:width="1.2453in" svg:height="0.576in" svg:x="3.3398in" svg:y="2.3898in"><draw:text-box><text:p>Time and voltage data converts to temperature</text:p></draw:text-box></draw:frame><draw:frame text:anchor-type="paragraph" draw:z-index="17" draw:style-name="gr9" draw:text-style-name="P12" svg:width="0.9122in" svg:height="0.3287in" svg:x="3.511in" svg:y="1.9783in"><draw:text-box><text:p text:style-name="P12"><text:span text:style-name="T15">101010101110101</text:span></text:p></draw:text-box></draw:frame><draw:frame text:anchor-type="paragraph" draw:z-index="16" draw:style-name="gr10" draw:text-style-name="P12" svg:width="0.7768in" svg:height="0.9067in" svg:x="6.4535in" svg:y="0.7071in"><draw:text-box><text:p text:style-name="P12"><text:span text:style-name="T15">22c </text:span><text:span text:style-name="T16">Celsius</text:span></text:p></draw:text-box></draw:frame><draw:frame text:anchor-type="paragraph" draw:z-index="15" draw:style-name="gr10" draw:text-style-name="P12" svg:width="0.7768in" svg:height="0.9067in" svg:x="5.5945in" svg:y="0.7335in"><draw:text-box><text:p text:style-name="P12"><text:span text:style-name="T15">01/01/2014 12:14:58:99</text:span></text:p></draw:text-box></draw:frame><draw:frame text:anchor-type="paragraph" draw:z-index="14" draw:style-name="gr9" draw:text-style-name="P12" svg:width="0.9122in" svg:height="1.1571in" svg:x="3.4854in" svg:y="0.6134in"><draw:text-box><text:p text:style-name="P12"><text:span text:style-name="T15">00110000001100010010111100110000001100010010111100110010001100000011000100110100</text:span></text:p></draw:text-box></draw:frame><draw:frame text:anchor-type="paragraph" draw:z-index="13" draw:style-name="gr8" svg:width="1.6933in" svg:height="0.3441in" svg:x="5.5161in" svg:y="0.1445in"><draw:text-box><text:p>Data on blockchain</text:p></draw:text-box></draw:frame><draw:custom-shape text:anchor-type="paragraph" draw:z-index="10" draw:style-name="gr5" draw:text-style-name="P11" svg:width="0.6567in" svg:height="2.776in" svg:x="4.7681in" svg:y="0.0827in"><text:p/><draw:enhanced-geometry svg:viewBox="0 0 21600 21600" draw:type="rectangle" draw:enhanced-path="M 0 0 L 21600 0 21600 21600 0 21600 0 0 Z N"/></draw:custom-shape><draw:frame text:anchor-type="paragraph" draw:z-index="12" draw:style-name="gr7" svg:width="1.3177in" svg:height="0.3488in" svg:x="3.6783in" svg:y="0.1354in"><draw:text-box><text:p>Data raw</text:p></draw:text-box></draw:frame><draw:frame text:anchor-type="paragraph" draw:z-index="9" draw:style-name="gr4" svg:width="0.6098in" svg:height="0.3843in" svg:x="2.7354in" svg:y="0.4209in"><draw:text-box><text:p>Dsensor library</text:p></draw:text-box></draw:frame><draw:custom-shape text:anchor-type="paragraph" draw:z-index="8" draw:style-name="gr3" svg:width="0.313in" svg:height="0.2976in" svg:x="2.3866in" svg:y="0.7071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7" draw:style-name="gr1" draw:text-style-name="P11" svg:x1="1.8138in" svg:y1="1.4465in" svg:x2="1.8138in" svg:y2="1.5665in"><text:p/></draw:line><draw:line text:anchor-type="paragraph" draw:z-index="6" draw:style-name="gr1" draw:text-style-name="P11" svg:x1="1.5894in" svg:y1="1.3634in" svg:x2="1.5846in" svg:y2="1.6551in"><text:p/></draw:line><draw:line text:anchor-type="paragraph" draw:z-index="5" draw:style-name="gr1" draw:text-style-name="P11" svg:x1="1.8091in" svg:y1="1.5091in" svg:x2="2.5327in" svg:y2="1.5091in"><text:p/></draw:line><draw:line text:anchor-type="paragraph" draw:z-index="3" draw:style-name="gr1" draw:text-style-name="P11" svg:x1="0.8555in" svg:y1="1.5252in" svg:x2="1.5791in" svg:y2="1.5252in"><text:p/></draw:line><draw:line text:anchor-type="paragraph" draw:z-index="2" draw:style-name="gr1" draw:text-style-name="P11" svg:x1="2.548in" svg:y1="0.4102in" svg:x2="2.5327in" svg:y2="1.5087in"><text:p/></draw:line><draw:line text:anchor-type="paragraph" draw:z-index="1" draw:style-name="gr1" draw:text-style-name="P11" svg:x1="0.8555in" svg:y1="0.4in" svg:x2="2.548in" svg:y2="0.4102in"><text:p/></draw:line><draw:line text:anchor-type="paragraph" draw:z-index="0" draw:style-name="gr1" draw:text-style-name="P11" svg:x1="0.8555in" svg:y1="0.4in" svg:x2="0.8555in" svg:y2="1.5252in"><text:p/></draw:line></text:p>
      <text:p text:style-name="P2"/>
      <text:p text:style-name="P2"/>
      <text:p text:style-name="P2"><draw:frame text:anchor-type="paragraph" draw:z-index="59" draw:style-name="gr17" svg:width="1.063in" svg:height="0.3843in" svg:x="1.3244in" svg:y="0.0016in"><draw:text-box><text:p>Including math theorem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<text:span text:style-name="T7">can the electronic cycle be tampered with?</text:span></text:p>
      <text:p text:style-name="P2"/>
      <text:p text:style-name="P7">- <text:span text:style-name="T11">h</text:span>ow can it be proved on electronic circuit has completed? </text:p>
      <text:p text:style-name="P7"/>
      <text:p text:style-name="P7">A. make a simple mathematical the<text:span text:style-name="T8">orem</text:span> be 'calculated' each cycle, <text:span text:style-name="T9">did it complete?</text:span> if so go ahead and allow data to sync to personal blockchain.</text:p>
      <text:p text:style-name="P7"/>
      <text:p text:style-name="P7">What if no access to personal blockchain or the current personal blockchain has run out of a new personal block<text:span text:style-name="T12">s</text:span>? <text:s/>ie. Run out of proof of stake from the sidechain?</text:p>
      <text:p text:style-name="P7"/>
      <text:p text:style-name="P7">A. <text:s/>Data will be store directly, a different proof of data path will need to be followed. <text:s/>See (coming soon)</text:p>
      <text:p text:style-name="P7"/>
      <text:p text:style-name="P9">Time to Blockchain notes:</text:p>
      <text:p text:style-name="P8">If the Dsensor library and the Personal Blockchain is synced to the SideChain blockchain then the time syncing between all are aligned thus in theory the data from a sensor could go straight on to the personal blockchain i.e. the sensor time stamping and personal blockchain are valid.</text:p>
      <text:p text:style-name="P8"/>
      <text:p text:style-name="P8">Could a fake Dsensor library be created to create sensor data from an imaginary sensor and still feed straight into a personal blockchain, even if all blockchains are in sync?</text:p>
      <text:p text:style-name="P8"/>
      <text:p text:style-name="P8">A. <text:s/>Yes, this would be possible but a record of this data has been published on the blockchains thus if subsequent use invalidates it as a data source then the rep<text:span text:style-name="T13">utation</text:span> of this personal data block or <text:span text:style-name="T14">the </text:span>en<text:span text:style-name="T14">tire</text:span> blockchain could be black list<text:span text:style-name="T14">ed</text:span> across the network. <text:s/>It then comes a question of how many and how frequently such fake personal blochchain 'account' can be set up? <text:s/>The cost of setting up a new personal blockchain and its associate proof of stake will have a computation cost and history of a personal blockchain could be use to infer reuplation. <text:s/>ie. How often has the data been used. What is length, how regularly is it update etc. (more thinking require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12:08:49.974823619</meta:creation-date>
    <meta:generator>LibreOffice/4.2.7.2$Linux_X86_64 LibreOffice_project/420m0$Build-2</meta:generator>
    <dc:date>2014-11-24T12:08:08.346346290</dc:date>
    <meta:editing-duration>PT1H30M42S</meta:editing-duration>
    <meta:editing-cycles>21</meta:editing-cycles>
    <meta:document-statistic meta:table-count="0" meta:image-count="0" meta:object-count="0" meta:page-count="2" meta:paragraph-count="17" meta:word-count="361" meta:character-count="2108" meta:non-whitespace-character-count="1754"/>
  </office:meta>
</office:document-meta>
</file>